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lwgTypewriter" svg:font-family="TlwgTypewriter" style:font-family-generic="modern" style:font-pitch="variable"/>
    <style:font-face style:name="Ubuntu" svg:font-family="Ubuntu" style:font-pitch="variable"/>
  </office:font-face-decls>
  <office:automatic-styles>
    <style:style style:name="P1" style:family="paragraph" style:parent-style-name="Standard">
      <style:text-properties officeooo:rsid="000cc81f" officeooo:paragraph-rsid="000cc81f"/>
    </style:style>
    <style:style style:name="P2" style:family="paragraph" style:parent-style-name="Standard">
      <style:paragraph-properties fo:text-align="center" style:justify-single-word="false"/>
      <style:text-properties fo:font-size="44pt" style:text-underline-style="solid" style:text-underline-width="auto" style:text-underline-color="font-color" fo:font-weight="bold" officeooo:rsid="000cc81f" officeooo:paragraph-rsid="000cc81f" style:font-size-asian="44pt" style:font-weight-asian="bold" style:font-size-complex="44pt" style:font-weight-complex="bold"/>
    </style:style>
    <style:style style:name="P3" style:family="paragraph" style:parent-style-name="Standard">
      <style:text-properties fo:font-weight="bold" officeooo:rsid="000cc81f" officeooo:paragraph-rsid="000cc81f" style:font-weight-asian="bold" style:font-weight-complex="bold"/>
    </style:style>
    <style:style style:name="P4" style:family="paragraph" style:parent-style-name="Standard">
      <style:text-properties fo:font-size="24pt" style:text-underline-style="solid" style:text-underline-width="auto" style:text-underline-color="font-color" fo:font-weight="bold" officeooo:rsid="000cc81f" officeooo:paragraph-rsid="000cc81f" style:font-size-asian="24pt" style:font-weight-asian="bold" style:font-size-complex="24pt" style:font-weight-complex="bold"/>
    </style:style>
    <style:style style:name="P5" style:family="paragraph" style:parent-style-name="Standard">
      <style:text-properties fo:font-size="15pt" officeooo:rsid="000cc81f" officeooo:paragraph-rsid="000cc81f" style:font-size-asian="15pt" style:font-size-complex="15pt"/>
    </style:style>
    <style:style style:name="P6" style:family="paragraph" style:parent-style-name="Standard">
      <style:text-properties fo:font-size="18pt" officeooo:rsid="000cc81f" officeooo:paragraph-rsid="000cc81f" style:font-size-asian="18pt" style:font-size-complex="18pt"/>
    </style:style>
    <style:style style:name="P7" style:family="paragraph" style:parent-style-name="Standard">
      <style:text-properties fo:font-size="20pt" fo:font-weight="bold" officeooo:rsid="000cc81f" officeooo:paragraph-rsid="000cc81f" style:font-size-asian="20pt" style:font-weight-asian="bold" style:font-size-complex="20pt" style:font-weight-complex="bold"/>
    </style:style>
    <style:style style:name="P8" style:family="paragraph" style:parent-style-name="Standard">
      <style:text-properties fo:font-size="20pt" officeooo:rsid="000cc81f" officeooo:paragraph-rsid="000cc81f" style:font-size-asian="20pt" style:font-size-complex="20pt"/>
    </style:style>
    <style:style style:name="P9" style:family="paragraph" style:parent-style-name="Standard">
      <style:text-properties style:font-name="Ubuntu" fo:font-size="20pt" officeooo:rsid="000cc81f" officeooo:paragraph-rsid="000cc81f" style:font-size-asian="20pt" style:font-size-complex="20pt"/>
    </style:style>
    <style:style style:name="P10" style:family="paragraph" style:parent-style-name="Standard">
      <style:paragraph-properties fo:text-align="center" style:justify-single-word="false"/>
      <style:text-properties fo:font-size="28pt" style:text-underline-style="none" fo:font-weight="normal" officeooo:rsid="000cc81f" officeooo:paragraph-rsid="000cc81f" style:font-size-asian="28pt" style:font-weight-asian="normal" style:font-size-complex="28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HR-001</text:p>
      <text:p text:style-name="P2"/>
      <text:p text:style-name="P10">Thejas</text:p>
      <text:p text:style-name="P10">Danish</text:p>
      <text:p text:style-name="P10">Abu Bucker</text:p>
      <text:p text:style-name="P10">Hithesh</text:p>
      <text:p text:style-name="P2"/>
      <text:p text:style-name="P2">Summer</text:p>
      <text:p text:style-name="P2">progress report-2</text:p>
      <text:p text:style-name="P2"/>
      <text:p text:style-name="P2"/>
      <text:p text:style-name="P2"/>
      <text:p text:style-name="P2"/>
      <text:p text:style-name="P2"/>
      <text:p text:style-name="P2"/>
      <text:p text:style-name="P1"/>
      <text:p text:style-name="P7"><text:soft-page-break/>We have documented the code for the required feature extracction methods .We have done this for 3 of the feature extraction methods till now, them being face pose estimator, HOG, inception net.</text:p>
      <text:p text:style-name="P1"/>
      <text:p text:style-name="P3">++++++++++++++++++++++++++++++++++++++++++++++++++++++++++++++++++++++</text:p>
      <text:p text:style-name="P4">1) face pose estimator:-</text:p>
      <text:p text:style-name="P1"/>
      <text:p text:style-name="P9">python code:-</text:p>
      <text:p text:style-name="P9"/>
      <text:p text:style-name="P9">def extract_face_pose_features(image):</text:p>
      <text:p text:style-name="P9"><text:s text:c="4"/>gray = cv2.cvtColor(image, cv2.COLOR_BGR2GRAY)</text:p>
      <text:p text:style-name="P9"><text:s text:c="4"/>faces = face_detector(gray)</text:p>
      <text:p text:style-name="P9"><text:s text:c="4"/>if len(faces) == 0:</text:p>
      <text:p text:style-name="P9"><text:s text:c="8"/>return None</text:p>
      <text:p text:style-name="P9"><text:s text:c="4"/>face = faces[0] <text:s/># Assuming there is only one face in the image</text:p>
      <text:p text:style-name="P9"><text:s text:c="4"/>landmarks = pose_predictor(gray, face)</text:p>
      <text:p text:style-name="P9"/>
      <text:p text:style-name="P9"><text:s text:c="4"/># Extract pose angles</text:p>
      <text:p text:style-name="P9"><text:s text:c="4"/>left_eye = (landmarks.part(36).x, landmarks.part(36).y)</text:p>
      <text:p text:style-name="P9"><text:s text:c="4"/>right_eye = (landmarks.part(45).x, landmarks.part(45).y)</text:p>
      <text:p text:style-name="P9"><text:s text:c="4"/>nose = (landmarks.part(30).x, landmarks.part(30).y)</text:p>
      <text:p text:style-name="P9"><text:s text:c="4"/># Calculate pose angles using the extracted landmarks</text:p>
      <text:p text:style-name="P9"><text:s text:c="4"/>dx = right_eye[0] - left_eye[0]</text:p>
      <text:p text:style-name="P9"><text:s text:c="4"/>dy = right_eye[1] - left_eye[1]</text:p>
      <text:p text:style-name="P9"><text:s text:c="4"/>angle = np.arctan2(dy, dx) * 180.0 / np.pi</text:p>
      <text:p text:style-name="P9"><text:s text:c="4"/>return [angle]</text:p>
      <text:p text:style-name="P5">____________________________________________________________</text:p>
      <text:p text:style-name="P1"/>
      <text:p text:style-name="P8"><text:soft-page-break/>This is the function related to the feature extractor which will be expicitly done that is this is not accounted in the neural network.(done before training). The features of image returned consists of angle vector which will have number which denote the angle of the face with respect to the face which is seeing directly front. The number of values in the vector will be coressponding to the degree of freedom <text:s/>which we will be considering of the face in the image (generally 3).</text:p>
      <text:p text:style-name="P8"/>
      <text:p text:style-name="P8">after this we can put the data into any NN or classifier.</text:p>
      <text:p text:style-name="P1"/>
      <text:p text:style-name="P1">======================================================================</text:p>
      <text:p text:style-name="P4">2) HOG</text:p>
      <text:p text:style-name="P1"/>
      <text:p text:style-name="P9">python code :-</text:p>
      <text:p text:style-name="P9"/>
      <text:p text:style-name="P9">def extract_hog_features(image):</text:p>
      <text:p text:style-name="P9"><text:s text:c="4"/>resized_image = cv2.resize(image, (64, 128))</text:p>
      <text:p text:style-name="P9"><text:s text:c="4"/>gray_image = cv2.cvtColor(resized_image, cv2.COLOR_BGR2GRAY)</text:p>
      <text:p text:style-name="P9"><text:s text:c="4"/>features = hog(gray_image, orientations=9, pixels_per_cell=(8, 8), cells_per_block=(2, 2))</text:p>
      <text:p text:style-name="P9"><text:s text:c="4"/>return features</text:p>
      <text:p text:style-name="P6">____________________________________________________</text:p>
      <text:p text:style-name="P1"/>
      <text:p text:style-name="P8">This above code is analogous to the previous method that is its a explicit feature extractor before training or testing.First the region of interest (mouth ,eyes) are bounded then the magnitude of gradient is calculated for each pixel or super pixel which will be called as a block then the magnitude of gradient is found for all these blocks then a histogram is <text:soft-page-break/>created which will contain the information of the expression in <text:s/>the face .</text:p>
      <text:p text:style-name="P8"/>
      <text:p text:style-name="P8">The main difference between this and the normal face expression finder is that this feature extractor is independent of the orientation of the image. </text:p>
      <text:p text:style-name="P1"/>
      <text:p text:style-name="P1">=======================================================================</text:p>
      <text:p text:style-name="P4">3) inception Net :-</text:p>
      <text:p text:style-name="P1"/>
      <text:p text:style-name="P8">This network is here used as a feature extractor but inplicit that is the extractor is used within the network and is activated or used during the training process. </text:p>
      <text:p text:style-name="P8"/>
      <text:p text:style-name="P8">The idea of inception net is to consider information from various filter sizes togethere rather than to use any one of them like in normal 2D conv </text:p>
      <text:p text:style-name="P8"/>
      <text:p text:style-name="P8">The fundamental inception module used is given by the below python function.</text:p>
      <text:p text:style-name="P8">________________________________________________</text:p>
      <text:p text:style-name="P9">def InceptionModule(x, filters_1x1, filters_3x3_reduce, filters_3x3, filters_5x5_reduce, filters_5x5, filters_pool_proj):</text:p>
      <text:p text:style-name="P9"><text:s text:c="4"/></text:p>
      <text:p text:style-name="P9"><text:s text:c="4"/>#first branch</text:p>
      <text:p text:style-name="P9"><text:s text:c="4"/>conv_5x5_reduce = layers.Conv2D(filters_5x5_reduce, (1, 1), padding='same', activation='relu')(x)</text:p>
      <text:p text:style-name="P9"><text:s text:c="4"/>conv_5x5 = layers.Conv2D(filters_5x5, (5, 5), padding='same', activation='relu')(conv_5x5_reduce)</text:p>
      <text:p text:style-name="P9"><text:s text:c="4"/></text:p>
      <text:p text:style-name="P9"><text:soft-page-break/><text:s text:c="4"/>#second branch</text:p>
      <text:p text:style-name="P9"><text:s text:c="4"/>conv_3x3_reduce = layers.Conv2D(filters_3x3_reduce, (1, 1), padding='same', activation='relu')(x)</text:p>
      <text:p text:style-name="P9"><text:s text:c="4"/>conv_3x3 = layers.Conv2D(filters_3x3, (3, 3), padding='same', activation='relu')(conv_3x3_reduce)</text:p>
      <text:p text:style-name="P9"><text:s text:c="4"/></text:p>
      <text:p text:style-name="P9"><text:s text:c="4"/>#third branch</text:p>
      <text:p text:style-name="P9"><text:s text:c="4"/>maxpool_proj = layers.MaxPooling2D((3, 3), strides=(1, 1), padding='same')(x)</text:p>
      <text:p text:style-name="P9"><text:s text:c="4"/>maxpool_proj = layers.Conv2D(filters_pool_proj, (1, 1), padding='same', activation='relu')(maxpool_proj)</text:p>
      <text:p text:style-name="P9"><text:s text:c="4"/></text:p>
      <text:p text:style-name="P9"><text:s text:c="4"/>#fourth branch </text:p>
      <text:p text:style-name="P9"><text:s text:c="4"/>conv_1x1 = layers.Conv2D(filters_1x1, (1, 1), padding='same', activation='relu')(x)</text:p>
      <text:p text:style-name="P9"><text:s text:c="4"/></text:p>
      <text:p text:style-name="P9"><text:s text:c="4"/>#concatinates the three branchs together to form the final output from the inception module</text:p>
      <text:p text:style-name="P9"><text:s text:c="4"/>output = layers.concatenate([conv_1x1, conv_3x3, conv_5x5, maxpool_proj], axis=-1)</text:p>
      <text:p text:style-name="P9"><text:s text:c="4"/>return outpu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lwgTypewriter" svg:font-family="TlwgTypewriter" style:font-family-generic="modern"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6T14:22:54.229736273</meta:creation-date>
    <dc:date>2023-06-16T14:50:29.389856835</dc:date>
    <meta:editing-duration>PT27M35S</meta:editing-duration>
    <meta:editing-cycles>1</meta:editing-cycles>
    <meta:document-statistic meta:table-count="0" meta:image-count="0" meta:object-count="0" meta:page-count="5" meta:paragraph-count="67" meta:word-count="511" meta:character-count="4220" meta:non-whitespace-character-count="3608"/>
    <meta:generator>LibreOffice/7.5.4.2$Linux_X86_64 LibreOffice_project/50$Build-2</meta:generator>
  </office:meta>
</office:document-meta>
</file>